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1c23a" officeooo:paragraph-rsid="0011c23a"/>
    </style:style>
    <style:style style:name="P2" style:family="paragraph" style:parent-style-name="Text_20_body" style:list-style-name="L1">
      <style:text-properties officeooo:rsid="0011c23a" officeooo:paragraph-rsid="0011c23a"/>
    </style:style>
    <style:style style:name="P3" style:family="paragraph" style:parent-style-name="Text_20_body" style:list-style-name="L2">
      <style:text-properties officeooo:rsid="0011c23a" officeooo:paragraph-rsid="0011c23a"/>
    </style:style>
    <style:style style:name="P4" style:family="paragraph" style:parent-style-name="Text_20_body">
      <style:text-properties officeooo:rsid="0012f8d0" officeooo:paragraph-rsid="0012f8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formance Testing</text:p>
      <text:h text:style-name="Heading_20_1" text:outline-level="1">1000 registration testing</text:h>
      <text:list xml:id="list2938298028853875632" text:style-name="L1">
        <text:list-item>
          <text:p text:style-name="P2">Max time <text:tab/>11.25481 s</text:p>
        </text:list-item>
        <text:list-item>
          <text:p text:style-name="P2">Min time <text:tab/>10.21378 s</text:p>
        </text:list-item>
        <text:list-item>
          <text:p text:style-name="P2">Average time <text:tab/>10.30</text:p>
        </text:list-item>
        <text:list-item>
          <text:p text:style-name="P2">Lost : <text:tab/><text:tab/> 0-5 records in one testing.</text:p>
        </text:list-item>
        <text:list-item>
          <text:p text:style-name="P2">Average lost: <text:tab/> 1 record</text:p>
        </text:list-item>
      </text:list>
      <text:p text:style-name="P1"/>
      <text:h text:style-name="Heading_20_1" text:outline-level="1">1000 Download testing</text:h>
      <text:list xml:id="list9143821748298331462" text:style-name="L2">
        <text:list-item>
          <text:p text:style-name="P3">Max time <text:tab/>60.89323 s</text:p>
        </text:list-item>
        <text:list-item>
          <text:p text:style-name="P3">Min time <text:tab/>60.56264 s</text:p>
        </text:list-item>
        <text:list-item>
          <text:p text:style-name="P3">Average time <text:tab/>60.76231 s</text:p>
        </text:list-item>
        <text:list-item>
          <text:p text:style-name="P3">Lost<text:tab/><text:tab/>0</text:p>
        </text:list-item>
      </text:list>
      <text:p text:style-name="P1"/>
      <text:p text:style-name="P4">Because continuously sending message to server or client will occur losing data, although I used tcp protocol, I have to sleep for a while. Thus, the speed of registration and download will be reduce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6:35:38.106052117</meta:creation-date>
    <dc:date>2015-09-21T17:02:10.226965423</dc:date>
    <meta:editing-duration>PT26M31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13" meta:word-count="87" meta:character-count="468" meta:non-whitespace-character-count="389"/>
  </office:meta>
</office:document-meta>
</file>